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Pictures/100002000000000A0000000AD374F56F276ACAF6.gif" manifest:media-type="image/gif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4"/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fo:color="#1584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84.37mm" svg:y="75.68mm">
            <draw:object draw:notify-on-update-of-ranges="Sheet1.A7:Sheet1.A7 Sheet1.A8:Sheet1.A11 Sheet1.C7:Sheet1.C7 Sheet1.C8:Sheet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ce2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style-name="Default" table:number-columns-repeated="8"/>
          <table:table-cell table:number-columns-repeated="12"/>
        </table:table-row>
        <table:table-row table:style-name="ro1">
          <table:table-cell table:style-name="Default"/>
          <table:table-cell table:style-name="ce3" office:value-type="string" calcext:value-type="string">
            <text:p>Vbar</text:p>
          </table:table-cell>
          <table:table-cell table:style-name="Default"/>
          <table:table-cell table:style-name="ce3" office:value-type="string" calcext:value-type="string">
            <text:p>Zbar</text:p>
          </table:table-cell>
          <table:table-cell table:style-name="Default" table:number-columns-repeated="2"/>
          <table:table-cell table:style-name="Default" office:value-type="string" calcext:value-type="string">
            <text:p>Somme vi²</text:p>
          </table:table-cell>
          <table:table-cell table:style-name="Default" office:value-type="string" calcext:value-type="string">
            <text:p>somme vi.zi</text:p>
          </table:table-cell>
          <table:table-cell table:number-columns-repeated="12"/>
        </table:table-row>
        <table:table-row table:style-name="ro1">
          <table:table-cell table:style-name="Default"/>
          <table:table-cell table:style-name="Default" table:formula="of:=AVERAGE([.B8:.B11])" office:value-type="float" office:value="3.41733201194655" calcext:value-type="float">
            <text:p>3,41733201194655</text:p>
          </table:table-cell>
          <table:table-cell table:style-name="Default"/>
          <table:table-cell table:style-name="Default" table:formula="of:=AVERAGE([.D8:.D11])" office:value-type="float" office:value="3.12092609553211" calcext:value-type="float">
            <text:p>3,12092609553211</text:p>
          </table:table-cell>
          <table:table-cell table:style-name="Default" table:number-columns-repeated="2"/>
          <table:table-cell table:style-name="Default" table:formula="of:=SUM([.G8:.G11])" office:value-type="float" office:value="0.279362773597432" calcext:value-type="float">
            <text:p>0,279362773597432</text:p>
          </table:table-cell>
          <table:table-cell table:style-name="Default" table:formula="of:=SUM([.H8:.H11])" office:value-type="float" office:value="0.573717249579943" calcext:value-type="float">
            <text:p>0,573717249579943</text:p>
          </table:table-cell>
          <table:table-cell table:number-columns-repeated="12"/>
        </table:table-row>
        <table:table-row table:style-name="ro1">
          <table:table-cell table:style-name="Default" table:number-columns-repeated="8"/>
          <table:table-cell table:number-columns-repeated="12"/>
        </table:table-row>
        <table:table-row table:style-name="ro2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i</text:p>
          </table:table-cell>
          <table:table-cell table:style-name="ce1" office:value-type="string" calcext:value-type="string">
            <text:p>zi</text:p>
          </table:table-cell>
          <table:table-cell table:style-name="ce1" office:value-type="string" calcext:value-type="string">
            <text:p>vi²</text:p>
          </table:table-cell>
          <table:table-cell table:style-name="ce1" office:value-type="string" calcext:value-type="string">
            <text:p>vi.zi</text:p>
          </table:table-cell>
          <table:table-cell office:value-type="string" calcext:value-type="string">
            <text:p>yid</text:p>
          </table:table-cell>
          <table:table-cell office:value-type="string" calcext:value-type="string">
            <text:p>yip</text:p>
          </table:table-cell>
          <table:table-cell office:value-type="string" calcext:value-type="string">
            <text:p>yie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,00</text:p>
          </table:table-cell>
          <table:table-cell table:formula="of:=LN([.A8])" office:value-type="float" office:value="2.99573227355399" calcext:value-type="float">
            <text:p>3,00</text:p>
          </table:table-cell>
          <table:table-cell office:value-type="float" office:value="10" calcext:value-type="float">
            <text:p>10,00</text:p>
          </table:table-cell>
          <table:table-cell table:formula="of:=LN([.C8:.C17])" office:value-type="float" office:value="2.30258509299405" calcext:value-type="float">
            <text:p>2,30</text:p>
          </table:table-cell>
          <table:table-cell table:formula="of:=[.B8]-[.$B$5]" office:value-type="float" office:value="-0.421599738392557" calcext:value-type="float">
            <text:p>-0,42</text:p>
          </table:table-cell>
          <table:table-cell table:formula="of:=[.D8]-[.$D$5]" office:value-type="float" office:value="-0.818341002538068" calcext:value-type="float">
            <text:p>-0,82</text:p>
          </table:table-cell>
          <table:table-cell table:formula="of:=[.E8]*[.E8]" office:value-type="float" office:value="0.177746339412672" calcext:value-type="float">
            <text:p>0,18</text:p>
          </table:table-cell>
          <table:table-cell table:formula="of:=[.E8]*[.F8]" office:value-type="float" office:value="0.345012352585952" calcext:value-type="float">
            <text:p>0,35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,00</text:p>
          </table:table-cell>
          <table:table-cell table:formula="of:=LN([.A9])" office:value-type="float" office:value="3.40119738166216" calcext:value-type="float">
            <text:p>3,40</text:p>
          </table:table-cell>
          <table:table-cell office:value-type="float" office:value="20" calcext:value-type="float">
            <text:p>20,00</text:p>
          </table:table-cell>
          <table:table-cell table:formula="of:=LN([.C8:.C17])" office:value-type="float" office:value="2.99573227355399" calcext:value-type="float">
            <text:p>3,00</text:p>
          </table:table-cell>
          <table:table-cell table:formula="of:=[.B9]-[.$B$5]" office:value-type="float" office:value="-0.0161346302843923" calcext:value-type="float">
            <text:p>-0,02</text:p>
          </table:table-cell>
          <table:table-cell table:formula="of:=[.D9]-[.$D$5]" office:value-type="float" office:value="-0.125193821978123" calcext:value-type="float">
            <text:p>-0,13</text:p>
          </table:table-cell>
          <table:table-cell table:formula="of:=[.E9]*[.E9]" office:value-type="float" office:value="0.00026032629441403" calcext:value-type="float">
            <text:p>0,00</text:p>
          </table:table-cell>
          <table:table-cell table:formula="of:=[.E9]*[.F9]" office:value-type="float" office:value="0.00201995603150704" calcext:value-type="float">
            <text:p>0,00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,00</text:p>
          </table:table-cell>
          <table:table-cell table:formula="of:=LN([.A10])" office:value-type="float" office:value="3.58351893845611" calcext:value-type="float">
            <text:p>3,58</text:p>
          </table:table-cell>
          <table:table-cell office:value-type="float" office:value="30" calcext:value-type="float">
            <text:p>30,00</text:p>
          </table:table-cell>
          <table:table-cell table:formula="of:=LN([.C9:.C18])" office:value-type="float" office:value="3.40119738166216" calcext:value-type="float">
            <text:p>3,40</text:p>
          </table:table-cell>
          <table:table-cell table:formula="of:=[.B10]-[.$B$5]" office:value-type="float" office:value="0.166186926509562" calcext:value-type="float">
            <text:p>0,17</text:p>
          </table:table-cell>
          <table:table-cell table:formula="of:=[.D10]-[.$D$5]" office:value-type="float" office:value="0.280271286130042" calcext:value-type="float">
            <text:p>0,28</text:p>
          </table:table-cell>
          <table:table-cell table:formula="of:=[.E10]*[.E10]" office:value-type="float" office:value="0.0276180945426946" calcext:value-type="float">
            <text:p>0,03</text:p>
          </table:table-cell>
          <table:table-cell table:formula="of:=[.E10]*[.F10]" office:value-type="float" office:value="0.0465774236308337" calcext:value-type="float">
            <text:p>0,05</text:p>
          </table:table-cell>
          <table:table-cell table:number-columns-repeated="7"/>
          <table:table-cell table:style-name="ce4" office:value-type="string" calcext:value-type="string">
            <text:p>Droite d’ajustement</text:p>
          </table:table-cell>
          <table:table-cell/>
          <table:table-cell office:value-type="string" calcext:value-type="string">
            <text:p>Courbe d’ajustement exp</text:p>
          </table:table-cell>
          <table:table-cell/>
          <table:table-cell office:value-type="string" calcext:value-type="string">
            <text:p>Courbe d’ajustement puissance</text:p>
          </table:table-cell>
        </table:table-row>
        <table:table-row table:style-name="ro1">
          <table:table-cell office:value-type="float" office:value="40" calcext:value-type="float">
            <text:p>40,00</text:p>
          </table:table-cell>
          <table:table-cell table:formula="of:=LN([.A11])" office:value-type="float" office:value="3.68887945411394" calcext:value-type="float">
            <text:p>3,69</text:p>
          </table:table-cell>
          <table:table-cell office:value-type="float" office:value="44" calcext:value-type="float">
            <text:p>44,00</text:p>
          </table:table-cell>
          <table:table-cell table:formula="of:=LN([.C10:.C19])" office:value-type="float" office:value="3.78418963391826" calcext:value-type="float">
            <text:p>3,78</text:p>
          </table:table-cell>
          <table:table-cell table:formula="of:=[.B11]-[.$B$5]" office:value-type="float" office:value="0.271547442167388" calcext:value-type="float">
            <text:p>0,27</text:p>
          </table:table-cell>
          <table:table-cell table:formula="of:=[.D11]-[.$D$5]" office:value-type="float" office:value="0.663263538386147" calcext:value-type="float">
            <text:p>0,66</text:p>
          </table:table-cell>
          <table:table-cell table:formula="of:=[.E11]*[.E11]" office:value-type="float" office:value="0.0737380133476512" calcext:value-type="float">
            <text:p>0,07</text:p>
          </table:table-cell>
          <table:table-cell table:formula="of:=[.E11]*[.F11]" office:value-type="float" office:value="0.18010751733165" calcext:value-type="float">
            <text:p>0,18</text:p>
          </table:table-cell>
          <table:table-cell table:number-columns-repeated="7"/>
          <table:table-cell table:style-name="ce3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/>
          <table:table-cell table:style-name="ce3" office:value-type="string" calcext:value-type="string">
            <text:p>a</text:p>
          </table:table-cell>
        </table:table-row>
        <table:table-row table:style-name="ro1">
          <table:table-cell table:number-columns-repeated="15"/>
          <table:table-cell table:formula="of:=[.H5]/[.G5]" office:value-type="float" office:value="2.05366392304897" calcext:value-type="float">
            <text:p>2,05366392304897</text:p>
          </table:table-cell>
          <table:table-cell/>
          <table:table-cell table:formula="of:=[.P12]" office:value-type="float" office:value="2.05366392304897" calcext:value-type="float">
            <text:p>2,05366392304897</text:p>
          </table:table-cell>
          <table:table-cell/>
          <table:table-cell table:formula="of:=SLOPE([.D8:.D11];[.A8:.A11])" office:value-type="float" office:value="0.0726769741234467" calcext:value-type="float">
            <text:p>0,072676974123447</text:p>
          </table:table-cell>
        </table:table-row>
        <table:table-row table:style-name="ro1">
          <table:table-cell table:number-columns-repeated="15"/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15"/>
          <table:table-cell table:formula="of:=[.D5]-[.P12]*[.B5]" office:value-type="float" office:value="-3.89712537048285" calcext:value-type="float">
            <text:p>-3,89712537048285</text:p>
          </table:table-cell>
          <table:table-cell/>
          <table:table-cell table:formula="of:=[.P14]" office:value-type="float" office:value="-3.89712537048285" calcext:value-type="float">
            <text:p>-3,89712537048285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string" calcext:value-type="string">
            <text:p>Ap</text:p>
          </table:table-cell>
          <table:table-cell/>
          <table:table-cell table:style-name="ce3" office:value-type="string" calcext:value-type="string">
            <text:p>A</text:p>
          </table:table-cell>
        </table:table-row>
        <table:table-row table:style-name="ro1">
          <table:table-cell table:number-columns-repeated="17"/>
          <table:table-cell table:formula="of:=EXP([.P14])" office:value-type="float" office:value="0.0203001831565927" calcext:value-type="float">
            <text:p>0,020300183156593</text:p>
          </table:table-cell>
          <table:table-cell table:number-columns-repeated="2"/>
        </table:table-row>
        <table:table-row table:style-name="ro1">
          <table:table-cell table:number-columns-repeated="2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09:00:11.142754577</meta:creation-date>
    <dc:date>2019-09-23T09:56:14.333280854</dc:date>
    <meta:editing-duration>PT11M24S</meta:editing-duration>
    <meta:editing-cycles>2</meta:editing-cycles>
    <meta:generator>LibreOffice/6.2.7.1$Linux_X86_64 LibreOffice_project/20$Build-1</meta:generator>
    <meta:document-statistic meta:table-count="2" meta:cell-count="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2000000000A0000000AD374F56F276ACAF6.gif"/>
      </style:chart-properties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image" chart:symbol-width="0.1cm" chart:symbol-height="0.1cm" chart:link-data-style-to-source="true">
        <chart:symbol-image xlink:href="Pictures/100002000000000A0000000AD374F56F276ACAF6.gif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0000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158466"/>
    </style:style>
    <style:style style:name="ch10" style:family="chart">
      <style:chart-properties chart:solid-type="cuboid" chart:symbol-type="image" chart:symbol-width="0.1cm" chart:symbol-height="0.1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54cm" svg:y="3.454cm" style:legend-expansion="high" chart:style-name="ch2"/>
        <chart:plot-area chart:style-name="ch3" table:cell-range-address="Sheet1.A7:Sheet1.A11 Sheet1.C7:Sheet1.C11" chart:data-source-has-labels="row" svg:x="0.32cm" svg:y="0.18cm" svg:width="11.714cm" svg:height="8.64cm">
          <chartooo:coordinate-region svg:x="1.418cm" svg:y="0.379cm" svg:width="10.1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8:Sheet1.C11" chart:label-cell-address="Sheet1.C7:Sheet1.C7" chart:class="chart:scatter">
            <chart:domain table:cell-range-address="Sheet1.A8:Sheet1.A11"/>
            <chart:regression-curve chart:style-name="ch7"/>
            <chart:regression-curve chart:style-name="ch8"/>
            <chart:regression-curve chart:style-name="ch9"/>
            <chart:data-point/>
            <chart:data-point chart:style-name="ch10" chart:repeated="2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C7:Sheet1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8:Sheet1.A11</svg:desc>
                </draw:g>
              </table:table-cell>
              <table:table-cell office:value-type="float" office:value="10">
                <text:p>10</text:p>
                <draw:g>
                  <svg:desc>Sheet1.C8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